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1" svg:font-family="'Open Sans', 'Helvetica Neue', Helvetica, Arial, sans-serif"/>
    <style:font-face style:name="Open Sans" svg:font-family="'Open Sans', Verdana, Arial, Helvetica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c3c3c" style:font-name="Open Sans" fo:font-size="12pt" fo:letter-spacing="normal" fo:language="ru" fo:country="RU" fo:font-style="normal" fo:font-weight="normal"/>
    </style:style>
    <style:style style:name="P2" style:family="paragraph" style:parent-style-name="Text_20_body">
      <style:paragraph-properties fo:margin-left="0cm" fo:margin-right="0cm" fo:margin-top="0.529cm" fo:margin-bottom="0.529cm" fo:text-align="start" style:justify-single-word="false" fo:orphans="2" fo:widows="2" fo:text-indent="0cm" style:auto-text-indent="false" fo:padding="0cm" fo:border="none"/>
      <style:text-properties fo:font-variant="normal" fo:text-transform="none" fo:color="#3c3c3c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4" style:family="paragraph" style:parent-style-name="Heading_20_3">
      <style:text-properties fo:font-variant="normal" fo:text-transform="none" fo:color="#3c3c3c" style:font-name="Open Sans" fo:font-size="12pt" fo:letter-spacing="normal" fo:font-style="normal" fo:font-weight="normal"/>
    </style:style>
    <style:style style:name="P5" style:family="paragraph" style:parent-style-name="Heading_20_3">
      <style:text-properties fo:font-variant="normal" fo:text-transform="none" fo:color="#3c3c3c" style:font-name="Open Sans" fo:font-size="12pt" fo:letter-spacing="normal" fo:language="ru" fo:country="RU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414141" style:font-name="Open Sans1" fo:font-size="12pt" fo:letter-spacing="normal" fo:font-style="normal" fo:font-weight="normal"/>
    </style:style>
    <style:style style:name="T1" style:family="text">
      <style:text-properties fo:font-variant="normal" fo:text-transform="none" fo:color="#3c3c3c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3c3c3c" style:font-name="Open Sans1" fo:font-size="12pt" fo:letter-spacing="normal" fo:font-style="normal" fo:font-weight="bold"/>
    </style:style>
    <style:style style:name="T3" style:family="text">
      <style:text-properties fo:font-variant="normal" fo:text-transform="none" fo:color="#3c3c3c" style:font-name="Open Sans1" fo:font-size="12pt" fo:letter-spacing="normal" fo:font-style="normal" fo:font-weight="normal"/>
    </style:style>
    <style:style style:name="T4" style:family="text">
      <style:text-properties fo:color="#87ce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Домашнее задание по основам пайтона</text:h>
      <text:p text:style-name="P1"/>
      <text:h text:style-name="P4" text:outline-level="3">Задание.</text:h>
      <text:p text:style-name="P3"><text:span text:style-name="T1">Вам дан словарь </text:span><text:span text:style-name="Strong_20_Emphasis"><text:span text:style-name="T2">per_cent</text:span></text:span><text:span text:style-name="T1"> с распределением процентных ставок по вкладам в различных банках таким образом, что ключ — название банка, значение — процент. Напишите программу, в результате которой будет сформирован список </text:span><text:span text:style-name="Strong_20_Emphasis"><text:span text:style-name="T2">deposit значений</text:span></text:span><text:span text:style-name="T1"> — накопленные средства за год вклада в каждом из банков. На вход программы с клавиатуры вводится сумма </text:span><text:span text:style-name="Strong_20_Emphasis"><text:span text:style-name="T2">money</text:span></text:span><text:span text:style-name="T1">, которую человек планирует положить под проценты.</text:span></text:p>
      <text:p text:style-name="P6">per_cent = {<text:span text:style-name="T4">'ТКБ'</text:span>: 5.6, <text:span text:style-name="T4">'СКБ'</text:span>: 5.9, <text:span text:style-name="T4">'ВТБ'</text:span>: 4.28, <text:span text:style-name="T4">'СБЕР'</text:span>: 4.0} = {}</text:p>
      <text:p text:style-name="P2">Пример работы программы при</text:p>
      <text:p text:style-name="P6">money = 100000</text:p>
      <text:p text:style-name="P6">deposit = [5600, 5900, 4280, 4000] </text:p>
      <text:p text:style-name="P2">Для самостоятельного изучения вам была дана ссылка на методы для работы со списками. Изучите методы и найдите тот, который позволяет найти максимальное значение среди элементов в списке.</text:p>
      <text:p text:style-name="P2">Добавьте в программу поиск максимального значения и его вывод на экран в формате:</text:p>
      <text:p text:style-name="P6">Максимальная сумма, которую вы можете заработать — deposit[i]</text:p>
      <text:p text:style-name="P3"><text:span text:style-name="T1">Где вместо </text:span><text:span text:style-name="Strong_20_Emphasis"><text:span text:style-name="T2">deposit[i]</text:span></text:span><text:span text:style-name="T1"> будет выведено максимальное значение списка.</text:span></text:p>
      <text:p text:style-name="P3"><text:span text:style-name="T1">Для проверки загрузите полученное решение на </text:span><text:span text:style-name="Emphasis"><text:span text:style-name="T3">GitHub</text:span></text:span><text:span text:style-name="T1"> и прикрепите ссылку.</text:span></text:p>
      <text:p text:style-name="P2">При оценивании вы можете получить 3 балла за верное выполнение первой части задания и 4 балла, если выполните вторую часть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1" svg:font-family="'Open Sans', 'Helvetica Neue', Helvetica, Arial, sans-serif"/>
    <style:font-face style:name="Open Sans" svg:font-family="'Open Sans', Verdana, Arial, Helvetica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S</meta:editing-duration>
    <meta:editing-cycles>3</meta:editing-cycles>
    <meta:generator>OpenOffice/4.1.7$Win32 OpenOffice.org_project/417m1$Build-9800</meta:generator>
    <dc:date>2021-04-29T13:08:58.67</dc:date>
    <meta:document-statistic meta:table-count="0" meta:image-count="0" meta:object-count="0" meta:page-count="1" meta:paragraph-count="13" meta:word-count="174" meta:character-count="1167"/>
    <dc:creator>его ио</dc:creator>
    <meta:user-defined meta:name="Info 1"/>
    <meta:user-defined meta:name="Info 2"/>
    <meta:user-defined meta:name="Info 3"/>
    <meta:user-defined meta:name="Info 4"/>
  </office:meta>
</office:document-meta>
</file>